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7cm" style:rel-column-width="2011*"/>
    </style:style>
    <style:style style:name="Tabella1.B" style:family="table-column">
      <style:table-column-properties style:column-width="14.55cm" style:rel-column-width="8249*"/>
    </style:style>
    <style:style style:name="Tabella1.C" style:family="table-column">
      <style:table-column-properties style:column-width="1.704cm" style:rel-column-width="966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7cm" style:rel-column-width="2011*"/>
    </style:style>
    <style:style style:name="Tabella2.B" style:family="table-column">
      <style:table-column-properties style:column-width="14.55cm" style:rel-column-width="8249*"/>
    </style:style>
    <style:style style:name="Tabella2.C" style:family="table-column">
      <style:table-column-properties style:column-width="1.704cm" style:rel-column-width="966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9.102cm" style:rel-column-width="5160*"/>
    </style:style>
    <style:style style:name="Tabella4.B" style:family="table-column">
      <style:table-column-properties style:column-width="10.7cm" style:rel-column-width="6066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0.506cm" table:align="margins" style:shadow="none"/>
    </style:style>
    <style:style style:name="Tabella5.A" style:family="table-column">
      <style:table-column-properties style:column-width="6.588cm" style:rel-column-width="3735*"/>
    </style:style>
    <style:style style:name="Tabella5.B" style:family="table-column">
      <style:table-column-properties style:column-width="3.918cm" style:rel-column-width="2221*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B2" style:family="table-cell">
      <style:table-cell-properties fo:padding="0.049cm" fo:border-left="0.05pt solid #cccccc" fo:border-right="0.05pt solid #cccccc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officeooo:rsid="006f5fb8" officeooo:paragraph-rsid="006f5fb8" style:font-name-asian="SimSun" style:font-size-asian="8pt" style:font-name-complex="Tahom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85b87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officeooo:rsid="0085b874" officeooo:paragraph-rsid="0085b874" style:font-name-asian="SimSun" style:font-size-asian="8pt" style:font-name-complex="Tahoma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Courier 10 Pitch" fo:font-size="8pt" style:font-name-asian="SimSun" style:font-size-asian="8pt" style:font-name-complex="Tahoma" style:font-size-complex="8pt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officeooo:rsid="0076540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7">Prodotto</text:p>
          </table:table-cell>
          <table:table-cell table:style-name="Tabella4.B1" office:value-type="string">
            <text:p text:style-name="P27">Distinta</text:p>
          </table:table-cell>
        </table:table-row>
        <table:table-row>
          <table:table-cell table:style-name="Tabella4.A2" table:number-columns-spanned="2" office:value-type="string">
            <text:p text:style-name="P21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4.A3" office:value-type="string">
            <text:p text:style-name="P22"><text:placeholder text:placeholder-type="text">&lt;item.default_code&gt;</text:placeholder> <text:span text:style-name="T10"><text:placeholder text:placeholder-type="text">&lt;item.name&gt;</text:placeholder></text:span></text:p>
          </table:table-cell>
          <table:table-cell table:style-name="Tabella4.B3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22"><text:text-input text:description="&lt;for each=&quot;component in product.dynamic_bom_line_ids&quot;&gt;">starts for loop</text:text-input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26"><text:span text:style-name="T10"><text:placeholder text:placeholder-type="text">&lt;component.product_id.default_code or '???'&gt;</text:placeholder></text:span></text:p>
                </table:table-cell>
                <table:table-cell table:style-name="Tabella5.B2" office:value-type="string">
                  <text:p text:style-name="P26"><text:span text:style-name="T10"><text:placeholder text:placeholder-type="text">&lt;component.quantity&gt;</text:placeholder></text:span></text:p>
                </table:table-cell>
              </table:table-row>
              <table:table-row>
                <table:table-cell table:style-name="Tabella5.B2" table:number-columns-spanned="2" office:value-type="string">
                  <text:p text:style-name="P23"><text:text-input text:description="&lt;/for&gt;">ends for loop</text:text-input></text:p>
                </table:table-cell>
                <table:covered-table-cell/>
              </table:table-row>
            </table:table>
            <text:p text:style-name="P23"/>
          </table:table-cell>
        </table:table-row>
        <table:table-row>
          <table:table-cell table:style-name="Tabella4.A4" table:number-columns-spanned="2" office:value-type="string">
            <text:p text:style-name="P23"><text:text-input text:description="&lt;/for&gt;">ends for loop</text:text-input></text:p>
          </table:table-cell>
          <table:covered-table-cell/>
        </table:table-row>
      </table:table>
      <text:p text:style-name="P18">Prodotto non presente <text:span text:style-name="T9">(articolo solo descrittivo)</text:span>: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5">Codice</text:p>
          </table:table-cell>
          <table:table-cell table:style-name="Tabella3.B1" office:value-type="string">
            <text:p text:style-name="P15">Nome</text:p>
          </table:table-cell>
        </table:table-row>
        <table:table-row>
          <table:table-cell table:style-name="Tabella3.A2" table:number-columns-spanned="2" office:value-type="string">
            <text:p text:style-name="P10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0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7"><text:text-input text:description="&lt;/for&gt;">ends for loop</text:text-input></text:p>
          </table:table-cell>
          <table:covered-table-cell/>
        </table:table-row>
      </table:table>
      <text:p text:style-name="P11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5">Codice</text:p>
          </table:table-cell>
          <table:table-cell table:style-name="Tabella1.B1" table:number-columns-spanned="2" office:value-type="string">
            <text:p text:style-name="P15">Nome</text:p>
          </table:table-cell>
          <table:covered-table-cell/>
        </table:table-row>
        <table:table-row>
          <table:table-cell table:style-name="Tabella1.A2" table:number-columns-spanned="3" office:value-type="string">
            <text:p text:style-name="P10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3"><text:placeholder text:placeholder-type="text">&lt;item.name&gt;</text:placeholder></text:p>
          </table:table-cell>
          <table:table-cell table:style-name="Tabella1.C3" office:value-type="string">
            <text:p text:style-name="P24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8"/>
      <text:p text:style-name="P12"><text:span text:style-name="T9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>Codice</text:p>
          </table:table-cell>
          <table:table-cell table:style-name="Tabella2.B1" table:number-columns-spanned="2" office:value-type="string">
            <text:p text:style-name="P16">Componente</text:p>
          </table:table-cell>
          <table:covered-table-cell/>
        </table:table-row>
        <table:table-row>
          <table:table-cell table:style-name="Tabella2.A2" table:number-columns-spanned="3" office:value-type="string">
            <text:p text:style-name="P10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3"><text:placeholder text:placeholder-type="text">&lt;item.name&gt;</text:placeholder></text:p>
          </table:table-cell>
          <table:table-cell table:style-name="Tabella2.C3" office:value-type="string">
            <text:p text:style-name="P25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7"><text:text-input text:description="&lt;/for&gt;">ends for loop</text:text-input></text:p>
          </table:table-cell>
          <table:covered-table-cell/>
          <table:covered-table-cell/>
        </table:table-row>
      </table:table>
      <text:p text:style-name="P12"/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8:15:25.236303683</dc:date>
    <dc:creator>thebrush </dc:creator>
    <meta:editing-duration>PT13H10M55S</meta:editing-duration>
    <meta:editing-cycles>122</meta:editing-cycles>
    <meta:document-statistic meta:table-count="5" meta:image-count="2" meta:object-count="0" meta:page-count="1" meta:paragraph-count="35" meta:word-count="114" meta:character-count="759" meta:non-whitespace-character-count="696"/>
  </office:meta>
</office:document-meta>
</file>